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871" officeooo:paragraph-rsid="000e88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fasdf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0:44:30.420124299</meta:creation-date>
    <dc:date>2019-07-23T10:44:38.420208520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6.0.7.3$Linux_X86_64 LibreOffice_project/00m0$Build-3</meta:generator>
  </office:meta>
</office:document-meta>
</file>